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demy sans1" svg:font-family="'udemy sans', 'sf pro display', apple-system, BlinkMacSystemFont, Roboto, 'segoe ui', Helvetica, Arial, sans-serif, 'apple color emoji', 'segoe ui emoji', 'segoe ui symbol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c1d1f" style:font-name="udemy sans1" fo:font-size="18pt" fo:font-style="normal" fo:font-weight="bold" style:font-size-asian="18pt" style:font-weight-asian="bold" style:font-size-complex="18pt" style:font-weight-complex="bold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2">
      <style:paragraph-properties fo:margin-top="0cm" fo:margin-bottom="0cm" loext:contextual-spacing="false" fo:orphans="60" fo:widows="2" fo:padding="0cm" fo:border="none"/>
    </style:style>
    <style:style style:name="T1" style:family="text">
      <style:text-properties fo:font-variant="normal" fo:text-transform="none" fo:color="#1c1d1f" style:font-name="udemy sans" fo:font-size="13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1c1d1f" style:font-name="udemy sans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5624d0" style:text-line-through-style="none" style:text-line-through-type="none" style:font-name="udemy sans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Resources</text:p>
      <text:p text:style-name="P2"><text:span text:style-name="Strong_20_Emphasis"><text:span text:style-name="T1">Attached, you find the source code </text:span></text:span><text:span text:style-name="T2">for this section (multiple code snapshots - also attached to individual lectures throughout this module).</text:span></text:p>
      <text:p text:style-name="P2"><text:span text:style-name="T2"/></text:p>
      <text:p text:style-name="P2"><text:span text:style-name="T2">In addition, the </text:span><text:span text:style-name="Strong_20_Emphasis"><text:span text:style-name="T1">following resources </text:span></text:span><text:span text:style-name="T2">might be helpful:</text:span></text:p>
      <text:list xml:id="list4081943473" text:style-name="L2">
        <text:list-item>
          <text:p text:style-name="P3"><text:span text:style-name="T2">Official Docs: </text:span><text:a xlink:type="simple" xlink:href="https://flutter.dev/docs" office:target-frame-name="_blank" xlink:show="new" text:style-name="Internet_20_link" text:visited-style-name="Visited_20_Internet_20_Link"><text:span text:style-name="T3">https://flutter.dev/docs</text:span></text:a></text:p>
        </text:list-item>
        <text:list-item>
          <text:p text:style-name="P3"><text:span text:style-name="T2">Widget Catalog: </text:span><text:a xlink:type="simple" xlink:href="https://flutter.dev/docs/development/ui/widgets" office:target-frame-name="_blank" xlink:show="new" text:style-name="Internet_20_link" text:visited-style-name="Visited_20_Internet_20_Link"><text:span text:style-name="T3">https://flutter.dev/docs/development/ui/widgets</text:span></text:a></text:p>
        </text:list-item>
        <text:list-item>
          <text:p text:style-name="P3"><text:span text:style-name="T2">Dart Docs: </text:span><text:a xlink:type="simple" xlink:href="https://dart.dev/guides/language/language-tour" office:target-frame-name="_blank" xlink:show="new" text:style-name="Internet_20_link" text:visited-style-name="Visited_20_Internet_20_Link"><text:span text:style-name="T3">https://dart.dev/guides/language/language-tour</text:span></text:a></text:p>
        </text:list-item>
        <text:list-item>
          <text:p text:style-name="P3"><text:span text:style-name="T2">"Introduction to Widgets" - Official Docs: </text:span><text:a xlink:type="simple" xlink:href="https://flutter.dev/docs/development/ui/widgets-intro" office:target-frame-name="_blank" xlink:show="new" text:style-name="Internet_20_link" text:visited-style-name="Visited_20_Internet_20_Link"><text:span text:style-name="T3">https://flutter.dev/docs/development/ui/widgets-intro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demy sans1" svg:font-family="'udemy sans', 'sf pro display', apple-system, BlinkMacSystemFont, Roboto, 'segoe ui', Helvetica, Arial, sans-serif, 'apple color emoji', 'segoe ui emoji', 'segoe ui symbol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0:02:06.160108541</meta:creation-date>
    <dc:date>2022-05-17T10:05:18.967156441</dc:date>
    <meta:editing-duration>PT3M16S</meta:editing-duration>
    <meta:editing-cycles>1</meta:editing-cycles>
    <meta:document-statistic meta:table-count="0" meta:image-count="0" meta:object-count="0" meta:page-count="1" meta:paragraph-count="7" meta:word-count="51" meta:character-count="469" meta:non-whitespace-character-count="429"/>
    <meta:generator>LibreOffice/6.4.7.2$Linux_X86_64 LibreOffice_project/40$Build-2</meta:generator>
  </office:meta>
</office:document-meta>
</file>